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fo:font-weight="normal" officeooo:paragraph-rsid="001e641d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28be3" officeooo:paragraph-rsid="00228be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 fo:break-before="page"/>
      <style:text-properties style:font-name="Arial1" fo:font-size="12pt" fo:font-weight="normal" officeooo:rsid="00228be3" officeooo:paragraph-rsid="00228be3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Arial1" fo:font-size="12pt" fo:font-weight="normal" officeooo:rsid="00228be3" officeooo:paragraph-rsid="00228be3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font-name="Arial1" fo:font-size="12pt" fo:font-weight="normal" officeooo:rsid="00228be3" officeooo:paragraph-rsid="00239a81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font-name="Arial1" fo:font-size="12pt" fo:font-weight="normal" officeooo:rsid="00228be3" officeooo:paragraph-rsid="00228be3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style:font-name="Arial1" fo:font-size="12pt" fo:font-weight="normal" officeooo:rsid="00228be3" officeooo:paragraph-rsid="00228be3" style:font-size-asian="12pt" style:font-weight-asian="normal" style:font-size-complex="12pt" style:font-weight-complex="normal"/>
    </style:style>
    <style:style style:name="T1" style:family="text">
      <style:text-properties officeooo:rsid="001e641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c2b0"/>
    </style:style>
    <style:style style:name="T4" style:family="text">
      <style:text-properties officeooo:rsid="00239a81"/>
    </style:style>
    <style:style style:name="T5" style:family="text">
      <style:text-properties officeooo:rsid="0023f63a"/>
    </style:style>
    <style:style style:name="T6" style:family="text">
      <style:text-properties officeooo:rsid="00286252"/>
    </style:style>
    <style:style style:name="T7" style:family="text">
      <style:text-properties fo:font-style="italic" officeooo:rsid="0023f63a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OBXECTIVOS XERAIS</text:p>
      <text:p text:style-name="P2"/>
      <text:list text:style-name="L1">
        <text:list-item>
          <text:list>
            <text:list-item>
              <text:p text:style-name="P3">Comprender os fundamentos científicos e tecnolóxicos da Intelixencia Artificial <text:span text:style-name="T1">(IA)</text:span>, a súa evolución histórica, tipoloxías e límites actuais.</text:p>
            </text:list-item>
            <text:list-item>
              <text:p text:style-name="P4">Analizar criticamente o impacto socioeconómico da IA na sociedade actual e as súas implicacións no ámbito educativo.</text:p>
            </text:list-item>
            <text:list-item>
              <text:p text:style-name="P4">Identificar e valorar as cuestións éticas relacionadas co uso da IA, incluíndo sesgos algorítmicos, <text:span text:style-name="T2">deepfakes</text:span>, propiedade intelectual e perspectiva de xénero.</text:p>
            </text:list-item>
            <text:list-item>
              <text:p text:style-name="P4">Integrar ferramentas baseadas en IA nas programacións didácticas de Secundaria/<text:span text:style-name="T3">Bacharelato</text:span> e Ciclos Formativos, adaptándoas ás características específicas de cada materia <text:span text:style-name="T3">e</text:span> módulo.</text:p>
            </text:list-item>
            <text:list-item>
              <text:p text:style-name="P4">Deseñar actividades de ensino-aprendizaxe innovadoras que incorporen a IA como recurso didáctico e avaliativo.</text:p>
            </text:list-item>
            <text:list-item>
              <text:p text:style-name="P4">Desenvolver estratexias para a aprendizaxe asistida por IA que favorezan a personalización e a atención á diversidade.</text:p>
            </text:list-item>
            <text:list-item>
              <text:p text:style-name="P4">Adquirir competencias avanzadas en <text:span text:style-name="T2">prompt engineering</text:span> e <text:span text:style-name="T3">uso</text:span> <text:span text:style-name="T3">d</text:span>e sistemas de IA aplicados á educación.</text:p>
            </text:list-item>
            <text:list-item>
              <text:p text:style-name="P4">Fomentar o pensamento crítico <text:span text:style-name="T3">entre </text:span>o <text:span text:style-name="T3">profesorado e o </text:span>alumnado ante os resultados xerados por IA, promovendo a verificación de fontes e a detección de limitacións.</text:p>
            </text:list-item>
            <text:list-item>
              <text:p text:style-name="P4">Desenvolver proxectos interdisciplinares innovadores que combinen IA con outras tecnoloxías emerxentes (RA, RV, gamificación).</text:p>
            </text:list-item>
            <text:list-item>
              <text:p text:style-name="P4">Establecer <text:span text:style-name="T3">o hábito</text:span> de actualización permanente no ámbito da competencia dixital e a IA educativa.</text:p>
            </text:list-item>
          </text:list>
        </text:list-item>
      </text:list>
      <text:p text:style-name="P5"/>
      <text:p text:style-name="P5"/>
      <text:p text:style-name="P6">CONTIDOS</text:p>
      <text:p text:style-name="P5">2. CONTIDOS</text:p>
      <text:p text:style-name="P5"/>
      <text:p text:style-name="P5"><text:span text:style-name="T4">BC</text:span>1. Alfabetización en Intelixencia Artificial</text:p>
      <text:list text:style-name="L2">
        <text:list-item>
          <text:p text:style-name="P7">Evolución histórica da IA: dos orixes ata a actualidade</text:p>
        </text:list-item>
        <text:list-item>
          <text:p text:style-name="P7">Tipos de IA: IA débil vs. IA forte, aprendizaxe automática, deep learning, IA xerativa</text:p>
        </text:list-item>
        <text:list-item>
          <text:p text:style-name="P7">Principios científicos e tecnolóxicos: redes neuronais, procesamento d<text:span text:style-name="T5">a</text:span> linguaxe natural, <text:span text:style-name="T6">procesamento da imaxe e o son.</text:span></text:p>
        </text:list-item>
        <text:list-item>
          <text:p text:style-name="P7">Límites e retos actuais da IA: <text:span text:style-name="T2">alucina</text:span><text:span text:style-name="T7">cións</text:span>, contexto, razoamento lóxico</text:p>
        </text:list-item>
        <text:list-item>
          <text:p text:style-name="P7">O papel dos datos e os sesgos algorítmicos: orixes e consecuencias</text:p>
        </text:list-item>
      </text:list>
      <text:p text:style-name="P5"/>
      <text:p text:style-name="P5">B<text:span text:style-name="T4">C</text:span>2. Impacto socioeconómico e implicacións éticas</text:p>
      <text:list text:style-name="L3">
        <text:list-item>
          <text:p text:style-name="P8">Repercusión da IA no mercado laboral e na economía global</text:p>
        </text:list-item>
        <text:list-item>
          <text:p text:style-name="P9">Transformación dixital do sector educativo</text:p>
        </text:list-item>
        <text:list-item>
          <text:p text:style-name="P9">Implicacións éticas fundamentais: deepfakes, desinformación e manipulación</text:p>
        </text:list-item>
        <text:list-item>
          <text:p text:style-name="P9">Autoría intelectual e propiedade na era da IA xerativa</text:p>
        </text:list-item>
        <text:list-item>
          <text:p text:style-name="P9">Sesgos de xénero e diversidade nos sistemas de IA</text:p>
        </text:list-item>
        <text:list-item>
          <text:p text:style-name="P9">Marco normativo e regulación da IA (foco na normativa europea)</text:p>
        </text:list-item>
      </text:list>
      <text:p text:style-name="P5"/>
      <text:p text:style-name="P5">B<text:span text:style-name="T4">C</text:span>3. Pensamento crítico e avaliación da I<text:span text:style-name="T5">A</text:span></text:p>
      <text:list text:style-name="L4">
        <text:list-item>
          <text:p text:style-name="P10">Estratexias para cuestionar e validar resultados da IA</text:p>
        </text:list-item>
        <text:list-item>
          <text:p text:style-name="P10">Contraste de fontes e verificación de información</text:p>
        </text:list-item>
        <text:list-item>
          <text:p text:style-name="P10">Detección de erros, imprecisións e limitacións nos outputs de IA</text:p>
        </text:list-item>
        <text:list-item>
          <text:p text:style-name="P10">Metodoloxías para desenvolver o pensamento crítico do alumnado fronte á IA</text:p>
        </text:list-item>
        <text:list-item>
          <text:p text:style-name="P10">Casos prácticos de análise crítica de contidos xerados por 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6:21:36.893454000</meta:creation-date>
    <dc:date>2025-10-07T16:36:33.788417700</dc:date>
    <meta:editing-duration>PT14M55S</meta:editing-duration>
    <meta:editing-cycles>7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32" meta:word-count="384" meta:character-count="2576" meta:non-whitespace-character-count="2250"/>
  </office:meta>
</office:document-meta>
</file>